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BlackboxtestStoryID6" style:family="table">
      <style:table-properties style:width="16.999cm" table:align="margins"/>
    </style:style>
    <style:style style:name="BlackboxtestStoryID6.A" style:family="table-column">
      <style:table-column-properties style:column-width="4.249cm" style:rel-column-width="16383*"/>
    </style:style>
    <style:style style:name="BlackboxtestStoryID6.D" style:family="table-column">
      <style:table-column-properties style:column-width="4.251cm" style:rel-column-width="16386*"/>
    </style:style>
    <style:style style:name="BlackboxtestStoryID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BlackboxtestStoryID6.D1" style:family="table-cell">
      <style:table-cell-properties fo:padding="0.097cm" fo:border="0.002cm solid #000000"/>
    </style:style>
    <style:style style:name="BlackboxtestStoryID6.A2" style:family="table-cell">
      <style:table-cell-properties fo:padding="0.097cm" fo:border-left="0.002cm solid #000000" fo:border-right="none" fo:border-top="none" fo:border-bottom="0.002cm solid #000000"/>
    </style:style>
    <style:style style:name="BlackboxtestStoryID6.D2" style:family="table-cell">
      <style:table-cell-properties fo:background-color="#ff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emphasize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style:text-outline="false" style:text-line-through-style="none" style:font-name="Arial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4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text-outline="false" style:text-line-through-style="none" style:font-name="Arial" fo:font-style="normal" fo:text-shadow="none" style:text-underline-style="none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tyle="normal" fo:text-shadow="none" fo:font-weight="bold" style:font-name-asian="Arial" style:font-style-asian="normal" style:font-weight-asian="bold" style:font-name-complex="Arial" style:font-style-complex="normal" style:font-weight-complex="bold" style:text-emphasize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style:use-window-font-color="true" style:text-outline="false" style:text-line-through-style="none" style:font-name="Arial" fo:font-size="10pt" fo:font-style="normal" fo:text-shadow="none" style:font-name-asian="Arial" style:font-size-asian="10pt" style:font-style-asian="normal" style:font-name-complex="Arial" style:font-size-complex="10pt" style:font-style-complex="normal" style:text-emphasize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Arial" fo:font-size="10pt" fo:font-style="normal" fo:text-shadow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emphasize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font-name="Arial" fo:font-style="normal" fo:text-shadow="none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font-name="Arial" fo:font-style="normal" fo:text-shadow="none" fo:font-weight="bold" style:font-name-asian="Arial" style:font-style-asian="normal" style:font-weight-asian="bold" style:font-name-complex="Arial" style:font-style-complex="normal" style:font-weight-complex="bold" style:text-emphasize="none" style:text-overline-style="none" style:text-overline-color="font-color"/>
    </style:style>
    <style:style style:name="T10" style:family="text">
      <style:text-properties style:use-window-font-color="true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lackbox test Story ID 60 <text:s/>"<text:span text:style-name="T1">Test av baskrav implementerade under sp10</text:span>"</text:p>
      <text:p text:style-name="P5"/>
      <text:p text:style-name="P4"><text:span text:style-name="T3">Mål av test</text:span> :</text:p>
      <text:p text:style-name="P4">Är testa följande baskrav från <text:a xlink:type="simple" xlink:href="../../Vision_dg222cs.doc">vision</text:a>.</text:p>
      <text:p text:style-name="P4"/>
      <text:p text:style-name="P9"><text:span text:style-name="T4">BK3.4 </text:span><text:span text:style-name="T5">Ljud ska spelas upp vid användning av vapen.</text:span></text:p>
      <text:p text:style-name="P8"/>
      <text:p text:style-name="P4"/>
      <text:p text:style-name="P4"><text:span text:style-name="T3">OBS Förkrav:</text:span> Alla tester måste först besöka länk <text:a xlink:type="simple" xlink:href="http://grenmyr.github.io/-1DV430-Induviduellt-Mjukvaruutvecklingsprojekt/">http://grenmyr.github.io/-1DV430-Induviduellt-Mjukvaruutvecklingsprojekt/</text:a></text:p>
      <text:p text:style-name="P2"/>
      <text:p text:style-name="P10"><text:span text:style-name="T4">BK3.4 </text:span><text:span text:style-name="T5">Ljud ska spelas upp vid användning av vapen.</text:span></text:p>
      <text:p text:style-name="P8"/>
      <text:p text:style-name="P6"><text:span text:style-name="T7">Förkrav: </text:span><text:span text:style-name="T6">Initiera spel genom trycka startknapp på meny.</text:span></text:p>
      <text:p text:style-name="P8">Se kontroller keymap i spelvyn för vilka kontroller som kan användas. </text:p>
      <text:p text:style-name="P8"/>
      <text:p text:style-name="P6"><text:span text:style-name="T7">Utförande:</text:span><text:span text:style-name="T6"> </text:span></text:p>
      <text:p text:style-name="P8">Case1:Användare skjuter mot fiende.</text:p>
      <text:p text:style-name="P8">Case 2: Användare skjuter mot textur. <text:s/></text:p>
      <text:p text:style-name="P8">Case 3: Användare skjuter utanför bana. </text:p>
      <text:p text:style-name="P8">Case 4 Användare hoppar.</text:p>
      <text:p text:style-name="P8">Case 5: AI träffar dig.</text:p>
      <text:p text:style-name="P8">Case 6: AI Missar dig.</text:p>
      <text:p text:style-name="P8"/>
      <text:p text:style-name="P6">Test av <text:span text:style-name="T2">BK 3.1</text:span><text:span text:style-name="T8"> Enheternas kvarvarande hälsa ska visas.</text:span></text:p>
      <text:p text:style-name="P8"/>
      <text:p text:style-name="P6"><text:span text:style-name="T7">Förkrav: </text:span><text:span text:style-name="T6">Initiera spel genom trycka startknapp på meny.</text:span></text:p>
      <text:p text:style-name="P8"/>
      <text:p text:style-name="P6"><text:span text:style-name="T7">Utförande:</text:span><text:span text:style-name="T6"> </text:span></text:p>
      <text:p text:style-name="P8">Case1:Användare skjuter mot fiende, om fiende träffas ska fiende förlora hälsa. </text:p>
      <text:p text:style-name="P8">Case 2: efter fyra träffar ska healthbar och spelet avslutas.</text:p>
      <text:p text:style-name="P8"/>
      <text:p text:style-name="P8">Se kontroller keymap i spelvy för vilka kontroller som kan användas. </text:p>
      <text:p text:style-name="P8"/>
      <text:p text:style-name="P6"><text:span text:style-name="T8">Test av </text:span><text:span text:style-name="T9">BK1.1 </text:span><text:span text:style-name="T8">Användare ska bara behöva välja av befintliga banor för att starta omgång.</text:span></text:p>
      <text:p text:style-name="P4"/>
      <text:p text:style-name="P6"><text:span text:style-name="T7">Utförande:</text:span><text:span text:style-name="T6"> </text:span></text:p>
      <text:p text:style-name="P8">Case 1: Test av dropdown lista i meny val av stage1. Genom att avändare väljer stage1.</text:p>
      <text:p text:style-name="P8">Tryck sedan på Start knappen.</text:p>
      <text:p text:style-name="P8">Case 2: Test av dropdown lista i meny val av stage2. Genom att användare väljer stage2.</text:p>
      <text:p text:style-name="P8"/>
      <text:p text:style-name="P11"><text:span text:style-name="T10">BK2.5 </text:span><text:span text:style-name="T4">Användare ska välja mellan minst 2 svårighetsgrader.</text:span></text:p>
      <text:p text:style-name="P8"/>
      <text:p text:style-name="P6"><text:span text:style-name="T7">Utförande:</text:span><text:span text:style-name="T6"> </text:span></text:p>
      <text:p text:style-name="P8">Case 1: Test av dropdown lista i meny val Difficulty. Genom att användare väljer Normal.</text:p>
      <text:p text:style-name="P8">Tryck sedan på Start knappen.</text:p>
      <text:p text:style-name="P8">Case 2: Test av dropdown lista i meny val Difficulty. Genom att användare väljer Hard.</text:p>
      <text:p text:style-name="P8">Tryck sedan på Start knappen.</text:p>
      <text:p text:style-name="P8"/>
      <text:p text:style-name="P8"/>
      <text:p text:style-name="P3"/>
      <table:table table:name="BlackboxtestStoryID6" table:style-name="BlackboxtestStoryID6">
        <table:table-column table:style-name="BlackboxtestStoryID6.A" table:number-columns-repeated="3"/>
        <table:table-column table:style-name="BlackboxtestStoryID6.D"/>
        <table:table-row>
          <table:table-cell table:style-name="BlackboxtestStoryID6.A1" office:value-type="string">
            <text:p text:style-name="P12">Test av BK</text:p>
          </table:table-cell>
          <table:table-cell table:style-name="BlackboxtestStoryID6.A1" office:value-type="string">
            <text:p text:style-name="P12">Beskrivning</text:p>
          </table:table-cell>
          <table:table-cell table:style-name="BlackboxtestStoryID6.A1" office:value-type="string">
            <text:p text:style-name="P12">Förväntat Resultat</text:p>
          </table:table-cell>
          <table:table-cell table:style-name="BlackboxtestStoryID6.D1" office:value-type="string">
            <text:p text:style-name="P12">Utfall</text:p>
          </table:table-cell>
        </table:table-row>
        <table:table-row>
          <table:table-cell table:style-name="BlackboxtestStoryID6.A2" office:value-type="string">
            <text:p text:style-name="P13">BK3.4 Case 1</text:p>
          </table:table-cell>
          <table:table-cell table:style-name="BlackboxtestStoryID6.A2" office:value-type="string">
            <text:p text:style-name="P13">Test av ljudfil</text:p>
          </table:table-cell>
          <table:table-cell table:style-name="BlackboxtestStoryID6.A2" office:value-type="string">
            <text:p text:style-name="P13">Fuck ska höras</text:p>
          </table:table-cell>
          <table:table-cell table:style-name="BlackboxtestStoryID6.D2" office:value-type="string">
            <text:p text:style-name="P13">Fuck hörs</text:p>
          </table:table-cell>
        </table:table-row>
        <text:soft-page-break/>
        <table:table-row>
          <table:table-cell table:style-name="BlackboxtestStoryID6.A2" office:value-type="string">
            <text:p text:style-name="P13">BK3.4 Case 2</text:p>
          </table:table-cell>
          <table:table-cell table:style-name="BlackboxtestStoryID6.A2" office:value-type="string">
            <text:p text:style-name="P13">Test av ljudfil</text:p>
          </table:table-cell>
          <table:table-cell table:style-name="BlackboxtestStoryID6.A2" office:value-type="string">
            <text:p text:style-name="P13">Sucker ska höras</text:p>
          </table:table-cell>
          <table:table-cell table:style-name="BlackboxtestStoryID6.D2" office:value-type="string">
            <text:p text:style-name="P13">Sucker hörs</text:p>
          </table:table-cell>
        </table:table-row>
        <table:table-row>
          <table:table-cell table:style-name="BlackboxtestStoryID6.A2" office:value-type="string">
            <text:p text:style-name="P13">BK3.4 Case 3</text:p>
          </table:table-cell>
          <table:table-cell table:style-name="BlackboxtestStoryID6.A2" office:value-type="string">
            <text:p text:style-name="P13">Test av ljudfil</text:p>
          </table:table-cell>
          <table:table-cell table:style-name="BlackboxtestStoryID6.A2" office:value-type="string">
            <text:p text:style-name="P13">Sucker ska höras</text:p>
          </table:table-cell>
          <table:table-cell table:style-name="BlackboxtestStoryID6.D2" office:value-type="string">
            <text:p text:style-name="P13">Sucker hörs</text:p>
          </table:table-cell>
        </table:table-row>
        <table:table-row>
          <table:table-cell table:style-name="BlackboxtestStoryID6.A2" office:value-type="string">
            <text:p text:style-name="P13">BK3.4 Case 4</text:p>
          </table:table-cell>
          <table:table-cell table:style-name="BlackboxtestStoryID6.A2" office:value-type="string">
            <text:p text:style-name="P13">Test av ljudfil</text:p>
          </table:table-cell>
          <table:table-cell table:style-name="BlackboxtestStoryID6.A2" office:value-type="string">
            <text:p text:style-name="P13">Hoppljud ska höras</text:p>
          </table:table-cell>
          <table:table-cell table:style-name="BlackboxtestStoryID6.D2" office:value-type="string">
            <text:p text:style-name="P13">Hoppljud hörs</text:p>
          </table:table-cell>
        </table:table-row>
        <table:table-row>
          <table:table-cell table:style-name="BlackboxtestStoryID6.A2" office:value-type="string">
            <text:p text:style-name="P13">BK3.4 Case 5</text:p>
          </table:table-cell>
          <table:table-cell table:style-name="BlackboxtestStoryID6.A2" office:value-type="string">
            <text:p text:style-name="P13">Test av ljudfil</text:p>
          </table:table-cell>
          <table:table-cell table:style-name="BlackboxtestStoryID6.A2" office:value-type="string">
            <text:p text:style-name="P13">Fuck ska höras</text:p>
          </table:table-cell>
          <table:table-cell table:style-name="BlackboxtestStoryID6.D2" office:value-type="string">
            <text:p text:style-name="P13">Fuck hörs</text:p>
          </table:table-cell>
        </table:table-row>
        <table:table-row>
          <table:table-cell table:style-name="BlackboxtestStoryID6.A2" office:value-type="string">
            <text:p text:style-name="P13">BK3.4 Case 6</text:p>
          </table:table-cell>
          <table:table-cell table:style-name="BlackboxtestStoryID6.A2" office:value-type="string">
            <text:p text:style-name="P13">Test av ljudfil</text:p>
          </table:table-cell>
          <table:table-cell table:style-name="BlackboxtestStoryID6.A2" office:value-type="string">
            <text:p text:style-name="P13">Sucker ska höras</text:p>
          </table:table-cell>
          <table:table-cell table:style-name="BlackboxtestStoryID6.D2" office:value-type="string">
            <text:p text:style-name="P13">Sucker hörs</text:p>
          </table:table-cell>
        </table:table-row>
        <table:table-row>
          <table:table-cell table:style-name="BlackboxtestStoryID6.A2" office:value-type="string">
            <text:p text:style-name="P13">BK3.1 Case 1</text:p>
          </table:table-cell>
          <table:table-cell table:style-name="BlackboxtestStoryID6.A2" office:value-type="string">
            <text:p text:style-name="P13">Test av healthbar vid kollision.</text:p>
          </table:table-cell>
          <table:table-cell table:style-name="BlackboxtestStoryID6.A2" office:value-type="string">
            <text:p text:style-name="P13">Healthbar minskar vid träff.</text:p>
          </table:table-cell>
          <table:table-cell table:style-name="BlackboxtestStoryID6.D2" office:value-type="string">
            <text:p text:style-name="P13">Healthbar minskar vid träff.</text:p>
          </table:table-cell>
        </table:table-row>
        <table:table-row>
          <table:table-cell table:style-name="BlackboxtestStoryID6.A2" office:value-type="string">
            <text:p text:style-name="P13">BK3.1 Case 2</text:p>
          </table:table-cell>
          <table:table-cell table:style-name="BlackboxtestStoryID6.A2" office:value-type="string">
            <text:p text:style-name="P13">Efter fyra träffar ska enhet dö.</text:p>
          </table:table-cell>
          <table:table-cell table:style-name="BlackboxtestStoryID6.A2" office:value-type="string">
            <text:p text:style-name="P13">När enhet dör ska spelet avslutas</text:p>
          </table:table-cell>
          <table:table-cell table:style-name="BlackboxtestStoryID6.D2" office:value-type="string">
            <text:p text:style-name="P13">Spelet avslutas</text:p>
          </table:table-cell>
        </table:table-row>
        <table:table-row>
          <table:table-cell table:style-name="BlackboxtestStoryID6.A2" office:value-type="string">
            <text:p text:style-name="P13">BK1.1 Case1</text:p>
          </table:table-cell>
          <table:table-cell table:style-name="BlackboxtestStoryID6.A2" office:value-type="string">
            <text:p text:style-name="P13">Test av dropdown lista stage 1 i meny.</text:p>
          </table:table-cell>
          <table:table-cell table:style-name="BlackboxtestStoryID6.A2" office:value-type="string">
            <text:p text:style-name="P13">Vid val av bana 1 ska stage ett starta.</text:p>
          </table:table-cell>
          <table:table-cell table:style-name="BlackboxtestStoryID6.D2" office:value-type="string">
            <text:p text:style-name="P13">Bana 1 startas.</text:p>
          </table:table-cell>
        </table:table-row>
        <table:table-row>
          <table:table-cell table:style-name="BlackboxtestStoryID6.A2" office:value-type="string">
            <text:p text:style-name="P13">BK1.1 Case2</text:p>
          </table:table-cell>
          <table:table-cell table:style-name="BlackboxtestStoryID6.A2" office:value-type="string">
            <text:p text:style-name="P13">Test av dropdown lista stage 2 i meny.</text:p>
          </table:table-cell>
          <table:table-cell table:style-name="BlackboxtestStoryID6.A2" office:value-type="string">
            <text:p text:style-name="P13">Vid val av bana 2 ska en annan stage starta.</text:p>
          </table:table-cell>
          <table:table-cell table:style-name="BlackboxtestStoryID6.D2" office:value-type="string">
            <text:p text:style-name="P13">stage 2 startas.</text:p>
          </table:table-cell>
        </table:table-row>
        <table:table-row>
          <table:table-cell table:style-name="BlackboxtestStoryID6.A2" office:value-type="string">
            <text:p text:style-name="P13">BK2.5 Case1</text:p>
          </table:table-cell>
          <table:table-cell table:style-name="BlackboxtestStoryID6.A2" office:value-type="string">
            <text:p text:style-name="P13">Test av svårighetsgrad.</text:p>
          </table:table-cell>
          <table:table-cell table:style-name="BlackboxtestStoryID6.A2" office:value-type="string">
            <text:p text:style-name="P13">Vid val av "normal" i meny ska dina enheter ha fyra liv i healthbar.</text:p>
          </table:table-cell>
          <table:table-cell table:style-name="BlackboxtestStoryID6.D2" office:value-type="string">
            <text:p text:style-name="P13">Spelares enhet har fyra i healthbar.</text:p>
          </table:table-cell>
        </table:table-row>
        <table:table-row>
          <table:table-cell table:style-name="BlackboxtestStoryID6.A2" office:value-type="string">
            <text:p text:style-name="P13">BK2.5 Case2</text:p>
          </table:table-cell>
          <table:table-cell table:style-name="BlackboxtestStoryID6.A2" office:value-type="string">
            <text:p text:style-name="P13">Test av svårighetsgrad.</text:p>
          </table:table-cell>
          <table:table-cell table:style-name="BlackboxtestStoryID6.A2" office:value-type="string">
            <text:p text:style-name="P13">Vid val av "hard" i meny ska dina enheter ha 2 liv i healthbar.</text:p>
          </table:table-cell>
          <table:table-cell table:style-name="BlackboxtestStoryID6.D2" office:value-type="string">
            <text:p text:style-name="P13">spelares har 2 i liv i healthbar. </text:p>
          </table:table-cell>
        </table:table-row>
      </table:table>
      <text:p text:style-name="Standard"/>
      <text:list xml:id="list8916328309403691691" text:style-name="L1">
        <text:list-header>
          <text:p text:style-name="P1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/>David Grenmyr 2014-06-0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33M58S</meta:editing-duration>
    <meta:editing-cycles>43</meta:editing-cycles>
    <meta:generator>OpenOffice/4.0.1$Win32 OpenOffice.org_project/401m5$Build-9714</meta:generator>
    <dc:date>2014-06-04T22:20:43.01</dc:date>
    <meta:document-statistic meta:table-count="1" meta:image-count="0" meta:object-count="0" meta:page-count="2" meta:paragraph-count="85" meta:word-count="455" meta:character-count="2657"/>
    <meta:user-defined meta:name="Info 1"/>
    <meta:user-defined meta:name="Info 2"/>
    <meta:user-defined meta:name="Info 3"/>
    <meta:user-defined meta:name="Info 4"/>
  </office:meta>
</office:document-meta>
</file>